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035cm" svg:stroke-color="#be480a" draw:marker-start-width="0.252cm" draw:marker-end-width="0.252cm" draw:fill="gradient" draw:fill-color="#ff8000" draw:fill-gradient-name="Gradient_20_281" draw:opacity="100%" draw:opacity-name="Transparency_20_26" draw:textarea-horizontal-align="justify" draw:textarea-vertical-align="middle" draw:auto-grow-height="false" fo:min-height="2.72cm" fo:min-width="0.914cm" fo:padding-top="0.142cm" fo:padding-bottom="0.142cm" fo:padding-left="0.267cm" fo:padding-right="0.267cm" draw:shadow="hidden"/>
    </style:style>
    <style:style style:name="gr2" style:family="graphic" style:parent-style-name="standard">
      <style:graphic-properties draw:stroke="none" svg:stroke-width="0.035cm" svg:stroke-color="#ffbf00" draw:marker-start-width="0.252cm" draw:marker-end-width="0.252cm" draw:fill="solid" draw:fill-color="#ffff6d" draw:opacity="100%" draw:textarea-horizontal-align="justify" draw:textarea-vertical-align="middle" draw:auto-grow-height="false" fo:min-height="2.72cm" fo:min-width="0.914cm" fo:padding-top="0.142cm" fo:padding-bottom="0.142cm" fo:padding-left="0.267cm" fo:padding-right="0.267cm" draw:shadow="hidden"/>
    </style:style>
    <style:style style:name="gr3" style:family="graphic" style:parent-style-name="standard">
      <style:graphic-properties draw:stroke="none" draw:stroke-dash="Dot" svg:stroke-width="0.035cm" draw:marker-start-width="0.252cm" draw:marker-end-width="0.252cm" svg:stroke-linecap="butt" draw:fill="gradient" draw:fill-color="#729fcf" draw:fill-gradient-name="Gradient_20_221" draw:opacity="100%" draw:textarea-horizontal-align="justify" draw:textarea-vertical-align="middle" draw:auto-grow-height="false" fo:min-height="6.646cm" fo:min-width="7.28cm" fo:padding-top="0.142cm" fo:padding-bottom="0.142cm" fo:padding-left="0.267cm" fo:padding-right="0.267cm" draw:shadow="hidden"/>
    </style:style>
    <style:style style:name="gr4" style:family="graphic" style:parent-style-name="standard">
      <style:graphic-properties draw:stroke="none" svg:stroke-width="0.035cm" svg:stroke-color="#808080" draw:marker-start-width="0.252cm" draw:marker-end-width="0.252cm" draw:fill="gradient" draw:fill-color="#b4c7dc" draw:fill-gradient-name="Gradient_20_37" draw:opacity="100%" draw:textarea-horizontal-align="justify" draw:textarea-vertical-align="middle" draw:auto-grow-height="false" fo:min-height="7.176cm" fo:min-width="2.682cm" fo:padding-top="0.142cm" fo:padding-bottom="0.142cm" fo:padding-left="0.267cm" fo:padding-right="0.267cm" draw:shadow="hidden"/>
    </style:style>
    <style:style style:name="gr5" style:family="graphic" style:parent-style-name="standard">
      <style:graphic-properties draw:stroke="none" svg:stroke-width="0.035cm" draw:marker-start-width="0.252cm" draw:marker-end-width="0.252cm" draw:fill="gradient" draw:fill-color="#729fcf" draw:fill-gradient-name="Gradient_20_277" draw:opacity="72%" draw:textarea-horizontal-align="justify" draw:textarea-vertical-align="middle" draw:auto-grow-height="false" fo:min-height="7.176cm" fo:min-width="2.682cm" fo:padding-top="0.142cm" fo:padding-bottom="0.142cm" fo:padding-left="0.267cm" fo:padding-right="0.267cm" draw:shadow="hidden"/>
    </style:style>
    <style:style style:name="gr6" style:family="graphic" style:parent-style-name="standard">
      <style:graphic-properties draw:stroke="none" svg:stroke-width="0.035cm" svg:stroke-color="#999999" draw:marker-start-width="0.252cm" draw:marker-end-width="0.252cm" draw:fill="gradient" draw:fill-color="#dee6ef" draw:fill-gradient-name="Gradient_20_217" draw:opacity="100%" draw:opacity-name="Transparency_20_45" draw:textarea-horizontal-align="justify" draw:textarea-vertical-align="middle" draw:auto-grow-height="false" fo:min-height="0.068cm" fo:min-width="0cm" fo:padding-top="0.142cm" fo:padding-bottom="0.142cm" fo:padding-left="0.267cm" fo:padding-right="0.267cm"/>
    </style:style>
    <style:style style:name="gr7" style:family="graphic" style:parent-style-name="standard">
      <style:graphic-properties draw:stroke="none" svg:stroke-width="0.035cm" draw:marker-start-width="0.252cm" draw:marker-end-width="0.252cm" draw:fill-color="#ffffff" draw:opacity="100%" draw:textarea-horizontal-align="justify" draw:textarea-vertical-align="middle" draw:auto-grow-height="false" fo:min-height="0cm" fo:min-width="0cm" fo:padding-top="0.142cm" fo:padding-bottom="0.142cm" fo:padding-left="0.267cm" fo:padding-right="0.267cm"/>
    </style:style>
    <style:style style:name="gr8" style:family="graphic" style:parent-style-name="standard">
      <style:graphic-properties draw:stroke="none" draw:fill="gradient" draw:fill-gradient-name="Gradient_20_482" draw:textarea-horizontal-align="justify" draw:textarea-vertical-align="middle" draw:auto-grow-height="false" fo:min-height="0cm" fo:min-width="0cm"/>
    </style:style>
    <style:style style:name="gr9" style:family="graphic" style:parent-style-name="standard">
      <style:graphic-properties draw:stroke="none" draw:fill="gradient" draw:fill-gradient-name="Gradient_20_485" draw:textarea-horizontal-align="justify" draw:textarea-vertical-align="middle" draw:auto-grow-height="false" fo:min-height="0cm" fo:min-width="0cm"/>
    </style:style>
    <style:style style:name="gr10" style:family="graphic" style:parent-style-name="standard">
      <style:graphic-properties draw:stroke="none" draw:fill="gradient" draw:fill-gradient-name="Gradient_20_514" draw:textarea-horizontal-align="justify" draw:textarea-vertical-align="middle" draw:auto-grow-height="false" fo:min-height="0.375cm" fo:min-width="0.205cm"/>
    </style:style>
    <style:style style:name="gr11" style:family="graphic" style:parent-style-name="standard">
      <style:graphic-properties draw:stroke="none" draw:fill="gradient" draw:fill-gradient-name="Gradient_20_522" draw:textarea-horizontal-align="justify" draw:textarea-vertical-align="middle" draw:auto-grow-height="false" fo:min-height="0cm" fo:min-width="0cm"/>
    </style:style>
    <style:style style:name="gr12" style:family="graphic" style:parent-style-name="standard">
      <style:graphic-properties draw:stroke="none" draw:stroke-dash="Dot" svg:stroke-width="0.035cm" draw:marker-start-width="0.252cm" draw:marker-end-width="0.252cm" svg:stroke-linecap="butt" draw:fill="gradient" draw:fill-color="#729fcf" draw:fill-gradient-name="Gradient_20_521" draw:opacity="100%" draw:textarea-horizontal-align="justify" draw:textarea-vertical-align="middle" draw:auto-grow-height="false" fo:min-height="6.646cm" fo:min-width="7.28cm" fo:padding-top="0.142cm" fo:padding-bottom="0.142cm" fo:padding-left="0.267cm" fo:padding-right="0.267cm" draw:shadow="hidden"/>
    </style:style>
    <style:style style:name="gr13" style:family="graphic" style:parent-style-name="standard">
      <style:graphic-properties draw:stroke="none" draw:fill="gradient" draw:fill-gradient-name="Gradient_20_513" draw:opacity="100%" draw:opacity-name="" draw:textarea-horizontal-align="justify" draw:textarea-vertical-align="middle" draw:auto-grow-height="false" fo:min-height="0cm" fo:min-width="1cm"/>
    </style:style>
    <style:style style:name="P1" style:family="paragraph">
      <loext:graphic-properties draw:fill="gradient" draw:fill-color="#ff8000" draw:fill-gradient-name="Gradient_20_281" draw:opacity="100%" draw:opacity-name="Transparency_20_26"/>
      <style:paragraph-properties fo:text-align="center"/>
    </style:style>
    <style:style style:name="P2" style:family="paragraph">
      <loext:graphic-properties draw:fill="solid" draw:fill-color="#ffff6d" draw:opacity="100%"/>
      <style:paragraph-properties fo:text-align="center"/>
    </style:style>
    <style:style style:name="P3" style:family="paragraph">
      <loext:graphic-properties draw:fill="gradient" draw:fill-color="#729fcf" draw:fill-gradient-name="Gradient_20_221" draw:opacity="100%"/>
      <style:paragraph-properties fo:text-align="center"/>
    </style:style>
    <style:style style:name="P4" style:family="paragraph">
      <loext:graphic-properties draw:fill="gradient" draw:fill-color="#b4c7dc" draw:fill-gradient-name="Gradient_20_37" draw:opacity="100%"/>
      <style:paragraph-properties fo:text-align="center"/>
    </style:style>
    <style:style style:name="P5" style:family="paragraph">
      <loext:graphic-properties draw:fill="gradient" draw:fill-color="#729fcf" draw:fill-gradient-name="Gradient_20_277" draw:opacity="72%"/>
      <style:paragraph-properties fo:text-align="center"/>
    </style:style>
    <style:style style:name="P6" style:family="paragraph">
      <loext:graphic-properties draw:fill="gradient" draw:fill-color="#dee6ef" draw:fill-gradient-name="Gradient_20_217" draw:opacity="100%" draw:opacity-name="Transparency_20_45"/>
      <style:paragraph-properties fo:text-align="center"/>
    </style:style>
    <style:style style:name="P7" style:family="paragraph">
      <loext:graphic-properties draw:fill-color="#ffffff" draw:opacity="100%"/>
      <style:paragraph-properties fo:text-align="center"/>
    </style:style>
    <style:style style:name="P8" style:family="paragraph">
      <loext:graphic-properties draw:fill="gradient" draw:fill-gradient-name="Gradient_20_482"/>
      <style:paragraph-properties fo:text-align="center"/>
    </style:style>
    <style:style style:name="P9" style:family="paragraph">
      <loext:graphic-properties draw:fill="gradient" draw:fill-gradient-name="Gradient_20_485"/>
      <style:paragraph-properties fo:text-align="center"/>
    </style:style>
    <style:style style:name="P10" style:family="paragraph">
      <loext:graphic-properties draw:fill="gradient" draw:fill-gradient-name="Gradient_20_514"/>
      <style:paragraph-properties fo:text-align="center"/>
    </style:style>
    <style:style style:name="P11" style:family="paragraph">
      <loext:graphic-properties draw:fill="gradient" draw:fill-gradient-name="Gradient_20_522"/>
      <style:paragraph-properties fo:text-align="center"/>
    </style:style>
    <style:style style:name="P12" style:family="paragraph">
      <loext:graphic-properties draw:fill="gradient" draw:fill-color="#729fcf" draw:fill-gradient-name="Gradient_20_521" draw:opacity="100%"/>
      <style:paragraph-properties fo:text-align="center"/>
    </style:style>
    <style:style style:name="P13" style:family="paragraph">
      <loext:graphic-properties draw:fill="gradient" draw:fill-gradient-name="Gradient_20_513" draw:opacity="100%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g>
          <draw:g>
            <draw:g>
              <draw:g>
                <draw:path draw:style-name="gr1" draw:text-style-name="P1" draw:layer="layout" svg:width="0.325cm" svg:height="0.508cm" svg:x="0.593cm" svg:y="0.932cm" svg:viewBox="0 0 326 509" svg:d="M320 225c0 40 14 35 0 70-14 34-54 105-78 125s-51 89-79 89-54-69-78-89-65-91-79-125c-14-35 0-30 0-70 0-39 7-78 21-112 14-35 34-63 58-83s51-30 78-30c28 0 55 10 79 30s43 48 57 83c14 34 21 73 21 112z">
                  <text:p/>
                </draw:path>
                <draw:path draw:style-name="gr2" draw:text-style-name="P2" draw:layer="layout" svg:width="0.174cm" svg:height="0.195cm" svg:x="0.67cm" svg:y="1.001cm" svg:viewBox="0 0 175 196" svg:d="M172 87c0 15 7 13 0 27-8 13-30 40-42 48-13 7-28 34-43 34-14 0-29-27-42-34-12-8-34-35-42-48-7-14 0-12 0-27s4-30 12-44c7-13 18-24 30-31 13-8 28-12 43-12 14 0 29 4 42 12 12 7 23 18 30 31 8 14 12 28 12 44z">
                  <text:p/>
                </draw:path>
              </draw:g>
              <draw:path draw:style-name="gr3" draw:text-style-name="P3" draw:layer="layout" svg:width="1.474cm" svg:height="0.969cm" svg:x="0.016cm" svg:y="0.351cm" svg:viewBox="0 0 1475 970" svg:d="M737 646c-536 0-737 324-737 324 0-170 34-338 99-485s158-270 270-355 239-130 368-130c130 0 257 45 369 130s205 208 270 355 99 315 99 485c0 0-201-324-738-324z">
                <text:p/>
              </draw:path>
              <draw:path draw:style-name="gr4" draw:text-style-name="P4" draw:layer="layout" svg:width="0.461cm" svg:height="0.946cm" svg:x="0.527cm" svg:y="0.093cm" svg:viewBox="0 0 462 947" svg:d="M462 521c0 87-11 173-31 248-20 76-46 130-72 178-77 0-179 0-256 0-26-24-52-102-72-178-20-75-31-161-31-248s11-173 31-249c20-75 49-138 85-182 35-44 74-90 115-90s81 46 116 90 64 107 84 182c20 76 31 161 31 249z">
                <text:p/>
              </draw:path>
              <draw:path draw:style-name="gr5" draw:text-style-name="P5" draw:layer="layout" svg:width="0.4cm" svg:height="0.328cm" svg:x="0.558cm" svg:y="0.093cm" svg:viewBox="0 0 401 329" svg:d="M1 272c20-75 49-138 84-182s75-90 116-90c40 0 80 46 115 90s65 107 85 182c20 76-421 76-400 0z">
                <text:p/>
              </draw:path>
              <draw:custom-shape draw:style-name="gr6" draw:text-style-name="P6" draw:layer="layout" svg:width="0.225cm" svg:height="0.498cm" svg:x="0.647cm" svg:y="0.471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7" draw:text-style-name="P7" draw:layer="layout" svg:width="0.087cm" svg:height="0.115cm" svg:x="0.687cm" svg:y="0.538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</draw:g>
      </draw:page>
      <draw:page draw:name="page2" draw:style-name="dp1" draw:master-page-name="Padrão">
        <draw:g>
          <draw:custom-shape draw:style-name="gr8" draw:text-style-name="P8" draw:layer="layout" svg:width="0.144cm" svg:height="0.158cm" svg:x="0.293cm" svg:y="0.365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9" draw:text-style-name="P9" draw:layer="layout" svg:width="0.142cm" svg:height="0.159cm" svg:x="1.079cm" svg:y="0.363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10" draw:text-style-name="P10" draw:layer="layout" svg:width="0.997cm" svg:height="0.883cm" svg:x="0.26cm" svg:y="0.238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8" draw:text-style-name="P8" draw:layer="layout" svg:width="0.145cm" svg:height="0.159cm" svg:x="0.439cm" svg:y="0.365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8" draw:text-style-name="P8" draw:layer="layout" svg:width="0.144cm" svg:height="0.159cm" svg:x="0.692cm" svg:y="0.366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8" draw:text-style-name="P8" draw:layer="layout" svg:width="0.141cm" svg:height="0.159cm" svg:x="0.945cm" svg:y="0.366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</draw:g>
        <draw:custom-shape draw:style-name="gr11" draw:text-style-name="P11" draw:layer="layout" svg:width="0.25cm" svg:height="0.37cm" svg:x="0.63cm" svg:y="0.914cm">
          <text:p/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path draw:style-name="gr12" draw:text-style-name="P12" draw:layer="layout" svg:width="0.499cm" svg:height="0.251cm" draw:transform="skewX (0.0120427718387609) rotate (-1.56014981835773) translate (1.26136390074032cm 0.749865339773664cm)" svg:viewBox="0 0 500 252" svg:d="M249 166c-181-1-249 81-249 81 0-43 11-86 33-124s53-69 91-91c38-21 81-32 124-32 44 0 88 12 126 35 38 22 69 54 91 92 23 38 34 81 35 125 0 0-69-84-251-86z">
          <text:p/>
        </draw:path>
        <draw:path draw:style-name="gr12" draw:text-style-name="P12" draw:layer="layout" svg:width="0.499cm" svg:height="0.251cm" draw:transform="skewX (0.0120427718387609) rotate (1.58144283523206) translate (0.252636099259678cm 1.24913466022634cm)" svg:viewBox="0 0 500 252" svg:d="M249 166c-181-1-249 81-249 81 0-43 11-86 33-124s53-69 91-91c38-21 81-32 124-32 44 0 88 12 126 35 38 22 69 54 91 92 23 38 34 81 35 125 0 0-69-84-251-86z">
          <text:p/>
        </draw:path>
        <draw:polygon draw:style-name="gr13" draw:text-style-name="P13" draw:layer="layout" svg:width="1.478cm" svg:height="0.339cm" svg:x="0.021cm" svg:y="0.602cm" svg:viewBox="0 0 1479 340" draw:points="0,340 246,0 1232,0 1479,340">
          <text:p/>
        </draw:polygon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Gradient_20_217" draw:display-name="Gradient 217" draw:style="ellipsoid" draw:cx="50%" draw:cy="50%" draw:start-color="#2a6099" draw:end-color="#999999" draw:start-intensity="100%" draw:end-intensity="100%" draw:angle="0deg" draw:border="0%"/>
    <draw:gradient draw:name="Gradient_20_221" draw:display-name="Gradient 221" draw:style="linear" draw:start-color="#cccccc" draw:end-color="#333333" draw:start-intensity="100%" draw:end-intensity="100%" draw:angle="0deg" draw:border="0%"/>
    <draw:gradient draw:name="Gradient_20_277" draw:display-name="Gradient 277" draw:style="ellipsoid" draw:cx="50%" draw:cy="50%" draw:start-color="#666666" draw:end-color="#b7b3ca" draw:start-intensity="100%" draw:end-intensity="100%" draw:angle="90deg" draw:border="0%"/>
    <draw:gradient draw:name="Gradient_20_281" draw:display-name="Gradient 281" draw:style="linear" draw:start-color="#ff8000" draw:end-color="#ffff00" draw:start-intensity="100%" draw:end-intensity="100%" draw:angle="0deg" draw:border="0%"/>
    <draw:gradient draw:name="Gradient_20_37" draw:display-name="Gradient 37" draw:style="ellipsoid" draw:cx="50%" draw:cy="50%" draw:start-color="#999999" draw:end-color="#dddddd" draw:start-intensity="100%" draw:end-intensity="100%" draw:angle="0deg" draw:border="0%"/>
    <draw:gradient draw:name="Gradient_20_402" draw:display-name="Gradient 402" draw:style="linear" draw:start-color="#ffd7d7" draw:end-color="#ff0000" draw:start-intensity="100%" draw:end-intensity="100%" draw:angle="11deg" draw:border="0%"/>
    <draw:gradient draw:name="Gradient_20_403" draw:display-name="Gradient 403" draw:style="linear" draw:start-color="#ffd7d7" draw:end-color="#ff0000" draw:start-intensity="100%" draw:end-intensity="100%" draw:angle="11deg" draw:border="0%"/>
    <draw:gradient draw:name="Gradient_20_404" draw:display-name="Gradient 404" draw:style="linear" draw:start-color="#ffd7d7" draw:end-color="#ff0000" draw:start-intensity="100%" draw:end-intensity="100%" draw:angle="11deg" draw:border="0%"/>
    <draw:gradient draw:name="Gradient_20_405" draw:display-name="Gradient 405" draw:style="linear" draw:start-color="#ffd7d7" draw:end-color="#ff0000" draw:start-intensity="100%" draw:end-intensity="100%" draw:angle="11deg" draw:border="0%"/>
    <draw:gradient draw:name="Gradient_20_406" draw:display-name="Gradient 406" draw:style="linear" draw:start-color="#ffd7d7" draw:end-color="#ff0000" draw:start-intensity="100%" draw:end-intensity="100%" draw:angle="11deg" draw:border="0%"/>
    <draw:gradient draw:name="Gradient_20_407" draw:display-name="Gradient 407" draw:style="linear" draw:start-color="#ffd7d7" draw:end-color="#ff0000" draw:start-intensity="100%" draw:end-intensity="100%" draw:angle="11deg" draw:border="0%"/>
    <draw:gradient draw:name="Gradient_20_408" draw:display-name="Gradient 408" draw:style="linear" draw:start-color="#ffd7d7" draw:end-color="#ff0000" draw:start-intensity="100%" draw:end-intensity="100%" draw:angle="10deg" draw:border="0%"/>
    <draw:gradient draw:name="Gradient_20_409" draw:display-name="Gradient 409" draw:style="linear" draw:start-color="#ffd7d7" draw:end-color="#ff0000" draw:start-intensity="100%" draw:end-intensity="100%" draw:angle="10deg" draw:border="0%"/>
    <draw:gradient draw:name="Gradient_20_410" draw:display-name="Gradient 410" draw:style="linear" draw:start-color="#ffd7d7" draw:end-color="#ff0000" draw:start-intensity="100%" draw:end-intensity="100%" draw:angle="10deg" draw:border="0%"/>
    <draw:gradient draw:name="Gradient_20_411" draw:display-name="Gradient 411" draw:style="linear" draw:start-color="#ffd7d7" draw:end-color="#ff0000" draw:start-intensity="100%" draw:end-intensity="100%" draw:angle="10deg" draw:border="0%"/>
    <draw:gradient draw:name="Gradient_20_412" draw:display-name="Gradient 412" draw:style="linear" draw:start-color="#ffd7d7" draw:end-color="#ff0000" draw:start-intensity="100%" draw:end-intensity="100%" draw:angle="10deg" draw:border="0%"/>
    <draw:gradient draw:name="Gradient_20_413" draw:display-name="Gradient 413" draw:style="linear" draw:start-color="#ffd7d7" draw:end-color="#ff0000" draw:start-intensity="100%" draw:end-intensity="100%" draw:angle="10deg" draw:border="0%"/>
    <draw:gradient draw:name="Gradient_20_414" draw:display-name="Gradient 414" draw:style="linear" draw:start-color="#ffd7d7" draw:end-color="#ff0000" draw:start-intensity="100%" draw:end-intensity="100%" draw:angle="9deg" draw:border="0%"/>
    <draw:gradient draw:name="Gradient_20_415" draw:display-name="Gradient 415" draw:style="linear" draw:start-color="#ffd7d7" draw:end-color="#ff0000" draw:start-intensity="100%" draw:end-intensity="100%" draw:angle="9deg" draw:border="0%"/>
    <draw:gradient draw:name="Gradient_20_416" draw:display-name="Gradient 416" draw:style="linear" draw:start-color="#ffd7d7" draw:end-color="#ff0000" draw:start-intensity="100%" draw:end-intensity="100%" draw:angle="9deg" draw:border="0%"/>
    <draw:gradient draw:name="Gradient_20_417" draw:display-name="Gradient 417" draw:style="linear" draw:start-color="#ffd7d7" draw:end-color="#ff0000" draw:start-intensity="100%" draw:end-intensity="100%" draw:angle="9deg" draw:border="0%"/>
    <draw:gradient draw:name="Gradient_20_418" draw:display-name="Gradient 418" draw:style="linear" draw:start-color="#ffd7d7" draw:end-color="#ff0000" draw:start-intensity="100%" draw:end-intensity="100%" draw:angle="9deg" draw:border="0%"/>
    <draw:gradient draw:name="Gradient_20_419" draw:display-name="Gradient 419" draw:style="linear" draw:start-color="#ffd7d7" draw:end-color="#ff0000" draw:start-intensity="100%" draw:end-intensity="100%" draw:angle="9deg" draw:border="0%"/>
    <draw:gradient draw:name="Gradient_20_420" draw:display-name="Gradient 420" draw:style="linear" draw:start-color="#ffd7d7" draw:end-color="#ff0000" draw:start-intensity="100%" draw:end-intensity="100%" draw:angle="8deg" draw:border="0%"/>
    <draw:gradient draw:name="Gradient_20_421" draw:display-name="Gradient 421" draw:style="linear" draw:start-color="#ffd7d7" draw:end-color="#ff0000" draw:start-intensity="100%" draw:end-intensity="100%" draw:angle="8deg" draw:border="0%"/>
    <draw:gradient draw:name="Gradient_20_422" draw:display-name="Gradient 422" draw:style="linear" draw:start-color="#ffd7d7" draw:end-color="#ff0000" draw:start-intensity="100%" draw:end-intensity="100%" draw:angle="8deg" draw:border="0%"/>
    <draw:gradient draw:name="Gradient_20_423" draw:display-name="Gradient 423" draw:style="linear" draw:start-color="#ffd7d7" draw:end-color="#ff0000" draw:start-intensity="100%" draw:end-intensity="100%" draw:angle="8deg" draw:border="0%"/>
    <draw:gradient draw:name="Gradient_20_424" draw:display-name="Gradient 424" draw:style="linear" draw:start-color="#ffd7d7" draw:end-color="#ff0000" draw:start-intensity="100%" draw:end-intensity="100%" draw:angle="8deg" draw:border="0%"/>
    <draw:gradient draw:name="Gradient_20_425" draw:display-name="Gradient 425" draw:style="linear" draw:start-color="#ffd7d7" draw:end-color="#ff0000" draw:start-intensity="100%" draw:end-intensity="100%" draw:angle="8deg" draw:border="0%"/>
    <draw:gradient draw:name="Gradient_20_426" draw:display-name="Gradient 426" draw:style="linear" draw:start-color="#ffd7d7" draw:end-color="#ff0000" draw:start-intensity="100%" draw:end-intensity="100%" draw:angle="7deg" draw:border="0%"/>
    <draw:gradient draw:name="Gradient_20_427" draw:display-name="Gradient 427" draw:style="linear" draw:start-color="#ffd7d7" draw:end-color="#ff0000" draw:start-intensity="100%" draw:end-intensity="100%" draw:angle="7deg" draw:border="0%"/>
    <draw:gradient draw:name="Gradient_20_428" draw:display-name="Gradient 428" draw:style="linear" draw:start-color="#ffd7d7" draw:end-color="#ff0000" draw:start-intensity="100%" draw:end-intensity="100%" draw:angle="7deg" draw:border="0%"/>
    <draw:gradient draw:name="Gradient_20_429" draw:display-name="Gradient 429" draw:style="linear" draw:start-color="#ffd7d7" draw:end-color="#ff0000" draw:start-intensity="100%" draw:end-intensity="100%" draw:angle="7deg" draw:border="0%"/>
    <draw:gradient draw:name="Gradient_20_430" draw:display-name="Gradient 430" draw:style="linear" draw:start-color="#ffd7d7" draw:end-color="#ff0000" draw:start-intensity="100%" draw:end-intensity="100%" draw:angle="7deg" draw:border="0%"/>
    <draw:gradient draw:name="Gradient_20_431" draw:display-name="Gradient 431" draw:style="linear" draw:start-color="#ffd7d7" draw:end-color="#ff0000" draw:start-intensity="100%" draw:end-intensity="100%" draw:angle="7deg" draw:border="0%"/>
    <draw:gradient draw:name="Gradient_20_432" draw:display-name="Gradient 432" draw:style="linear" draw:start-color="#ffd7d7" draw:end-color="#ff0000" draw:start-intensity="100%" draw:end-intensity="100%" draw:angle="6deg" draw:border="0%"/>
    <draw:gradient draw:name="Gradient_20_433" draw:display-name="Gradient 433" draw:style="linear" draw:start-color="#ffd7d7" draw:end-color="#ff0000" draw:start-intensity="100%" draw:end-intensity="100%" draw:angle="6deg" draw:border="0%"/>
    <draw:gradient draw:name="Gradient_20_434" draw:display-name="Gradient 434" draw:style="linear" draw:start-color="#ffd7d7" draw:end-color="#ff0000" draw:start-intensity="100%" draw:end-intensity="100%" draw:angle="6deg" draw:border="0%"/>
    <draw:gradient draw:name="Gradient_20_435" draw:display-name="Gradient 435" draw:style="linear" draw:start-color="#ffd7d7" draw:end-color="#ff0000" draw:start-intensity="100%" draw:end-intensity="100%" draw:angle="6deg" draw:border="0%"/>
    <draw:gradient draw:name="Gradient_20_436" draw:display-name="Gradient 436" draw:style="linear" draw:start-color="#ffd7d7" draw:end-color="#ff0000" draw:start-intensity="100%" draw:end-intensity="100%" draw:angle="6deg" draw:border="0%"/>
    <draw:gradient draw:name="Gradient_20_437" draw:display-name="Gradient 437" draw:style="linear" draw:start-color="#ffd7d7" draw:end-color="#ff0000" draw:start-intensity="100%" draw:end-intensity="100%" draw:angle="6deg" draw:border="0%"/>
    <draw:gradient draw:name="Gradient_20_438" draw:display-name="Gradient 438" draw:style="linear" draw:start-color="#ffd7d7" draw:end-color="#ff0000" draw:start-intensity="100%" draw:end-intensity="100%" draw:angle="5deg" draw:border="0%"/>
    <draw:gradient draw:name="Gradient_20_439" draw:display-name="Gradient 439" draw:style="linear" draw:start-color="#ffd7d7" draw:end-color="#ff0000" draw:start-intensity="100%" draw:end-intensity="100%" draw:angle="5deg" draw:border="0%"/>
    <draw:gradient draw:name="Gradient_20_440" draw:display-name="Gradient 440" draw:style="linear" draw:start-color="#ffd7d7" draw:end-color="#ff0000" draw:start-intensity="100%" draw:end-intensity="100%" draw:angle="5deg" draw:border="0%"/>
    <draw:gradient draw:name="Gradient_20_441" draw:display-name="Gradient 441" draw:style="linear" draw:start-color="#ffd7d7" draw:end-color="#ff0000" draw:start-intensity="100%" draw:end-intensity="100%" draw:angle="5deg" draw:border="0%"/>
    <draw:gradient draw:name="Gradient_20_442" draw:display-name="Gradient 442" draw:style="linear" draw:start-color="#ffd7d7" draw:end-color="#ff0000" draw:start-intensity="100%" draw:end-intensity="100%" draw:angle="5deg" draw:border="0%"/>
    <draw:gradient draw:name="Gradient_20_443" draw:display-name="Gradient 443" draw:style="linear" draw:start-color="#ffd7d7" draw:end-color="#ff0000" draw:start-intensity="100%" draw:end-intensity="100%" draw:angle="5deg" draw:border="0%"/>
    <draw:gradient draw:name="Gradient_20_444" draw:display-name="Gradient 444" draw:style="linear" draw:start-color="#ffd7d7" draw:end-color="#ff0000" draw:start-intensity="100%" draw:end-intensity="100%" draw:angle="4deg" draw:border="0%"/>
    <draw:gradient draw:name="Gradient_20_445" draw:display-name="Gradient 445" draw:style="linear" draw:start-color="#ffd7d7" draw:end-color="#ff0000" draw:start-intensity="100%" draw:end-intensity="100%" draw:angle="4deg" draw:border="0%"/>
    <draw:gradient draw:name="Gradient_20_446" draw:display-name="Gradient 446" draw:style="linear" draw:start-color="#ffd7d7" draw:end-color="#ff0000" draw:start-intensity="100%" draw:end-intensity="100%" draw:angle="4deg" draw:border="0%"/>
    <draw:gradient draw:name="Gradient_20_447" draw:display-name="Gradient 447" draw:style="linear" draw:start-color="#ffd7d7" draw:end-color="#ff0000" draw:start-intensity="100%" draw:end-intensity="100%" draw:angle="4deg" draw:border="0%"/>
    <draw:gradient draw:name="Gradient_20_448" draw:display-name="Gradient 448" draw:style="linear" draw:start-color="#ffd7d7" draw:end-color="#ff0000" draw:start-intensity="100%" draw:end-intensity="100%" draw:angle="4deg" draw:border="0%"/>
    <draw:gradient draw:name="Gradient_20_449" draw:display-name="Gradient 449" draw:style="linear" draw:start-color="#ffd7d7" draw:end-color="#ff0000" draw:start-intensity="100%" draw:end-intensity="100%" draw:angle="4deg" draw:border="0%"/>
    <draw:gradient draw:name="Gradient_20_450" draw:display-name="Gradient 450" draw:style="linear" draw:start-color="#ffd7d7" draw:end-color="#ff0000" draw:start-intensity="100%" draw:end-intensity="100%" draw:angle="3deg" draw:border="0%"/>
    <draw:gradient draw:name="Gradient_20_451" draw:display-name="Gradient 451" draw:style="linear" draw:start-color="#ffd7d7" draw:end-color="#ff0000" draw:start-intensity="100%" draw:end-intensity="100%" draw:angle="3deg" draw:border="0%"/>
    <draw:gradient draw:name="Gradient_20_452" draw:display-name="Gradient 452" draw:style="linear" draw:start-color="#ffd7d7" draw:end-color="#ff0000" draw:start-intensity="100%" draw:end-intensity="100%" draw:angle="3deg" draw:border="0%"/>
    <draw:gradient draw:name="Gradient_20_453" draw:display-name="Gradient 453" draw:style="linear" draw:start-color="#ffd7d7" draw:end-color="#ff0000" draw:start-intensity="100%" draw:end-intensity="100%" draw:angle="3deg" draw:border="0%"/>
    <draw:gradient draw:name="Gradient_20_454" draw:display-name="Gradient 454" draw:style="linear" draw:start-color="#ffd7d7" draw:end-color="#ff0000" draw:start-intensity="100%" draw:end-intensity="100%" draw:angle="3deg" draw:border="0%"/>
    <draw:gradient draw:name="Gradient_20_455" draw:display-name="Gradient 455" draw:style="linear" draw:start-color="#ffd7d7" draw:end-color="#ff0000" draw:start-intensity="100%" draw:end-intensity="100%" draw:angle="3deg" draw:border="0%"/>
    <draw:gradient draw:name="Gradient_20_456" draw:display-name="Gradient 456" draw:style="linear" draw:start-color="#ffd7d7" draw:end-color="#ff0000" draw:start-intensity="100%" draw:end-intensity="100%" draw:angle="2deg" draw:border="0%"/>
    <draw:gradient draw:name="Gradient_20_457" draw:display-name="Gradient 457" draw:style="linear" draw:start-color="#ffd7d7" draw:end-color="#ff0000" draw:start-intensity="100%" draw:end-intensity="100%" draw:angle="2deg" draw:border="0%"/>
    <draw:gradient draw:name="Gradient_20_458" draw:display-name="Gradient 458" draw:style="linear" draw:start-color="#ffd7d7" draw:end-color="#ff0000" draw:start-intensity="100%" draw:end-intensity="100%" draw:angle="2deg" draw:border="0%"/>
    <draw:gradient draw:name="Gradient_20_459" draw:display-name="Gradient 459" draw:style="linear" draw:start-color="#ffd7d7" draw:end-color="#ff0000" draw:start-intensity="100%" draw:end-intensity="100%" draw:angle="2deg" draw:border="0%"/>
    <draw:gradient draw:name="Gradient_20_460" draw:display-name="Gradient 460" draw:style="linear" draw:start-color="#ffd7d7" draw:end-color="#ff0000" draw:start-intensity="100%" draw:end-intensity="100%" draw:angle="2deg" draw:border="0%"/>
    <draw:gradient draw:name="Gradient_20_461" draw:display-name="Gradient 461" draw:style="linear" draw:start-color="#ffd7d7" draw:end-color="#ff0000" draw:start-intensity="100%" draw:end-intensity="100%" draw:angle="2deg" draw:border="0%"/>
    <draw:gradient draw:name="Gradient_20_462" draw:display-name="Gradient 462" draw:style="linear" draw:start-color="#ffd7d7" draw:end-color="#ff0000" draw:start-intensity="100%" draw:end-intensity="100%" draw:angle="1deg" draw:border="0%"/>
    <draw:gradient draw:name="Gradient_20_463" draw:display-name="Gradient 463" draw:style="linear" draw:start-color="#ffd7d7" draw:end-color="#ff0000" draw:start-intensity="100%" draw:end-intensity="100%" draw:angle="1deg" draw:border="0%"/>
    <draw:gradient draw:name="Gradient_20_464" draw:display-name="Gradient 464" draw:style="linear" draw:start-color="#ffd7d7" draw:end-color="#ff0000" draw:start-intensity="100%" draw:end-intensity="100%" draw:angle="1deg" draw:border="0%"/>
    <draw:gradient draw:name="Gradient_20_465" draw:display-name="Gradient 465" draw:style="linear" draw:start-color="#ffd7d7" draw:end-color="#ff0000" draw:start-intensity="100%" draw:end-intensity="100%" draw:angle="1deg" draw:border="0%"/>
    <draw:gradient draw:name="Gradient_20_466" draw:display-name="Gradient 466" draw:style="linear" draw:start-color="#ffd7d7" draw:end-color="#ff0000" draw:start-intensity="100%" draw:end-intensity="100%" draw:angle="1deg" draw:border="0%"/>
    <draw:gradient draw:name="Gradient_20_467" draw:display-name="Gradient 467" draw:style="linear" draw:start-color="#ffd7d7" draw:end-color="#ff0000" draw:start-intensity="100%" draw:end-intensity="100%" draw:angle="1deg" draw:border="0%"/>
    <draw:gradient draw:name="Gradient_20_468" draw:display-name="Gradient 468" draw:style="linear" draw:start-color="#ffd7d7" draw:end-color="#ff0000" draw:start-intensity="100%" draw:end-intensity="100%" draw:angle="0deg" draw:border="0%"/>
    <draw:gradient draw:name="Gradient_20_469" draw:display-name="Gradient 469" draw:style="linear" draw:start-color="#ffd7d7" draw:end-color="#ff0000" draw:start-intensity="100%" draw:end-intensity="100%" draw:angle="0deg" draw:border="0%"/>
    <draw:gradient draw:name="Gradient_20_470" draw:display-name="Gradient 470" draw:style="linear" draw:start-color="#ffd7d7" draw:end-color="#ff0000" draw:start-intensity="100%" draw:end-intensity="100%" draw:angle="0deg" draw:border="0%"/>
    <draw:gradient draw:name="Gradient_20_471" draw:display-name="Gradient 471" draw:style="linear" draw:start-color="#ffd7d7" draw:end-color="#ff0000" draw:start-intensity="100%" draw:end-intensity="100%" draw:angle="0deg" draw:border="0%"/>
    <draw:gradient draw:name="Gradient_20_472" draw:display-name="Gradient 472" draw:style="linear" draw:start-color="#ffd7d7" draw:end-color="#ff0000" draw:start-intensity="100%" draw:end-intensity="100%" draw:angle="0deg" draw:border="0%"/>
    <draw:gradient draw:name="Gradient_20_473" draw:display-name="Gradient 473" draw:style="linear" draw:start-color="#ffd7d7" draw:end-color="#ff0000" draw:start-intensity="100%" draw:end-intensity="100%" draw:angle="0deg" draw:border="0%"/>
    <draw:gradient draw:name="Gradient_20_474" draw:display-name="Gradient 474" draw:style="linear" draw:start-color="#ffd7d7" draw:end-color="#bf0041" draw:start-intensity="100%" draw:end-intensity="100%" draw:angle="0deg" draw:border="0%"/>
    <draw:gradient draw:name="Gradient_20_475" draw:display-name="Gradient 475" draw:style="linear" draw:start-color="#ffd7d7" draw:end-color="#bf0041" draw:start-intensity="100%" draw:end-intensity="100%" draw:angle="0deg" draw:border="0%"/>
    <draw:gradient draw:name="Gradient_20_476" draw:display-name="Gradient 476" draw:style="linear" draw:start-color="#ffd7d7" draw:end-color="#bf0041" draw:start-intensity="100%" draw:end-intensity="100%" draw:angle="0deg" draw:border="0%"/>
    <draw:gradient draw:name="Gradient_20_477" draw:display-name="Gradient 477" draw:style="linear" draw:start-color="#ffd7d7" draw:end-color="#bf0041" draw:start-intensity="100%" draw:end-intensity="100%" draw:angle="0deg" draw:border="0%"/>
    <draw:gradient draw:name="Gradient_20_478" draw:display-name="Gradient 478" draw:style="linear" draw:start-color="#ffd7d7" draw:end-color="#bf0041" draw:start-intensity="100%" draw:end-intensity="100%" draw:angle="0deg" draw:border="0%"/>
    <draw:gradient draw:name="Gradient_20_479" draw:display-name="Gradient 479" draw:style="linear" draw:start-color="#ffd7d7" draw:end-color="#bf0041" draw:start-intensity="100%" draw:end-intensity="100%" draw:angle="0deg" draw:border="0%"/>
    <draw:gradient draw:name="Gradient_20_480" draw:display-name="Gradient 480" draw:style="linear" draw:start-color="#ffffd7" draw:end-color="#bf0041" draw:start-intensity="100%" draw:end-intensity="100%" draw:angle="0deg" draw:border="0%"/>
    <draw:gradient draw:name="Gradient_20_481" draw:display-name="Gradient 481" draw:style="linear" draw:start-color="#ffffd7" draw:end-color="#ffff00" draw:start-intensity="100%" draw:end-intensity="100%" draw:angle="0deg" draw:border="0%"/>
    <draw:gradient draw:name="Gradient_20_482" draw:display-name="Gradient 482" draw:style="linear" draw:start-color="#ffffd7" draw:end-color="#ffbf00" draw:start-intensity="100%" draw:end-intensity="100%" draw:angle="0deg" draw:border="0%"/>
    <draw:gradient draw:name="Gradient_20_483" draw:display-name="Gradient 483" draw:style="linear" draw:start-color="#ffd7d7" draw:end-color="#ffbf00" draw:start-intensity="100%" draw:end-intensity="100%" draw:angle="0deg" draw:border="0%"/>
    <draw:gradient draw:name="Gradient_20_484" draw:display-name="Gradient 484" draw:style="linear" draw:start-color="#ffd7d7" draw:end-color="#ff8000" draw:start-intensity="100%" draw:end-intensity="100%" draw:angle="0deg" draw:border="0%"/>
    <draw:gradient draw:name="Gradient_20_485" draw:display-name="Gradient 485" draw:style="linear" draw:start-color="#ffffd7" draw:end-color="#ff8000" draw:start-intensity="100%" draw:end-intensity="100%" draw:angle="0deg" draw:border="0%"/>
    <draw:gradient draw:name="Gradient_20_486" draw:display-name="Gradient 486" draw:style="linear" draw:start-color="#dde8cb" draw:end-color="#bf0041" draw:start-intensity="100%" draw:end-intensity="100%" draw:angle="30deg" draw:border="0%"/>
    <draw:gradient draw:name="Gradient_20_487" draw:display-name="Gradient 487" draw:style="linear" draw:start-color="#ff0000" draw:end-color="#bf0041" draw:start-intensity="100%" draw:end-intensity="100%" draw:angle="30deg" draw:border="0%"/>
    <draw:gradient draw:name="Gradient_20_488" draw:display-name="Gradient 488" draw:style="linear" draw:start-color="#ffaa95" draw:end-color="#bf0041" draw:start-intensity="100%" draw:end-intensity="100%" draw:angle="30deg" draw:border="0%"/>
    <draw:gradient draw:name="Gradient_20_489" draw:display-name="Gradient 489" draw:style="linear" draw:start-color="#ff6d6d" draw:end-color="#bf0041" draw:start-intensity="100%" draw:end-intensity="100%" draw:angle="30deg" draw:border="0%"/>
    <draw:gradient draw:name="Gradient_20_491" draw:display-name="Gradient 491" draw:style="linear" draw:start-color="#ff3838" draw:end-color="#bf0041" draw:start-intensity="100%" draw:end-intensity="100%" draw:angle="0deg" draw:border="0%"/>
    <draw:gradient draw:name="Gradient_20_492" draw:display-name="Gradient 492" draw:style="linear" draw:start-color="#ff6d6d" draw:end-color="#bf0041" draw:start-intensity="100%" draw:end-intensity="100%" draw:angle="0deg" draw:border="0%"/>
    <draw:gradient draw:name="Gradient_20_493" draw:display-name="Gradient 493" draw:style="linear" draw:start-color="#cccccc" draw:end-color="#f10d0c" draw:start-intensity="100%" draw:end-intensity="100%" draw:angle="0deg" draw:border="0%"/>
    <draw:gradient draw:name="Gradient_20_494" draw:display-name="Gradient 494" draw:style="linear" draw:start-color="#ff8000" draw:end-color="#f10d0c" draw:start-intensity="100%" draw:end-intensity="100%" draw:angle="0deg" draw:border="0%"/>
    <draw:gradient draw:name="Gradient_20_495" draw:display-name="Gradient 495" draw:style="linear" draw:start-color="#ffbf00" draw:end-color="#f10d0c" draw:start-intensity="100%" draw:end-intensity="100%" draw:angle="0deg" draw:border="0%"/>
    <draw:gradient draw:name="Gradient_20_496" draw:display-name="Gradient 496" draw:style="linear" draw:start-color="#cccccc" draw:end-color="#ff4000" draw:start-intensity="100%" draw:end-intensity="100%" draw:angle="0deg" draw:border="0%"/>
    <draw:gradient draw:name="Gradient_20_497" draw:display-name="Gradient 497" draw:style="linear" draw:start-color="#ff8000" draw:end-color="#ff4000" draw:start-intensity="100%" draw:end-intensity="100%" draw:angle="0deg" draw:border="0%"/>
    <draw:gradient draw:name="Gradient_20_498" draw:display-name="Gradient 498" draw:style="linear" draw:start-color="#ffbf00" draw:end-color="#ff4000" draw:start-intensity="100%" draw:end-intensity="100%" draw:angle="0deg" draw:border="0%"/>
    <draw:gradient draw:name="Gradient_20_499" draw:display-name="Gradient 499" draw:style="linear" draw:start-color="#ffbf00" draw:end-color="#ed4c05" draw:start-intensity="100%" draw:end-intensity="100%" draw:angle="0deg" draw:border="0%"/>
    <draw:gradient draw:name="Gradient_20_500" draw:display-name="Gradient 500" draw:style="linear" draw:start-color="#ffbf00" draw:end-color="#ff0000" draw:start-intensity="100%" draw:end-intensity="100%" draw:angle="0deg" draw:border="0%"/>
    <draw:gradient draw:name="Gradient_20_501" draw:display-name="Gradient 501" draw:style="linear" draw:start-color="#dde8cb" draw:end-color="#ff0000" draw:start-intensity="100%" draw:end-intensity="100%" draw:angle="30deg" draw:border="0%"/>
    <draw:gradient draw:name="Gradient_20_502" draw:display-name="Gradient 502" draw:style="linear" draw:start-color="#ff8000" draw:end-color="#ff0000" draw:start-intensity="100%" draw:end-intensity="100%" draw:angle="30deg" draw:border="0%"/>
    <draw:gradient draw:name="Gradient_20_503" draw:display-name="Gradient 503" draw:style="linear" draw:start-color="#ffa6a6" draw:end-color="#bf0041" draw:start-intensity="100%" draw:end-intensity="100%" draw:angle="30deg" draw:border="0%"/>
    <draw:gradient draw:name="Gradient_20_504" draw:display-name="Gradient 504" draw:style="linear" draw:start-color="#ffa6a6" draw:end-color="#f10d0c" draw:start-intensity="100%" draw:end-intensity="100%" draw:angle="30deg" draw:border="0%"/>
    <draw:gradient draw:name="Gradient_20_505" draw:display-name="Gradient 505" draw:style="axial" draw:start-color="#ffa6a6" draw:end-color="#f10d0c" draw:start-intensity="100%" draw:end-intensity="100%" draw:angle="30deg" draw:border="0%"/>
    <draw:gradient draw:name="Gradient_20_506" draw:display-name="Gradient 506" draw:style="radial" draw:cx="50%" draw:cy="50%" draw:start-color="#ffa6a6" draw:end-color="#f10d0c" draw:start-intensity="100%" draw:end-intensity="100%" draw:border="0%"/>
    <draw:gradient draw:name="Gradient_20_507" draw:display-name="Gradient 507" draw:style="ellipsoid" draw:cx="50%" draw:cy="50%" draw:start-color="#ffa6a6" draw:end-color="#f10d0c" draw:start-intensity="100%" draw:end-intensity="100%" draw:angle="30deg" draw:border="0%"/>
    <draw:gradient draw:name="Gradient_20_508" draw:display-name="Gradient 508" draw:style="square" draw:cx="50%" draw:cy="50%" draw:start-color="#ffa6a6" draw:end-color="#f10d0c" draw:start-intensity="100%" draw:end-intensity="100%" draw:angle="30deg" draw:border="0%"/>
    <draw:gradient draw:name="Gradient_20_509" draw:display-name="Gradient 509" draw:style="radial" draw:cx="50%" draw:cy="50%" draw:start-color="#8d281e" draw:end-color="#f10d0c" draw:start-intensity="100%" draw:end-intensity="100%" draw:border="0%"/>
    <draw:gradient draw:name="Gradient_20_510" draw:display-name="Gradient 510" draw:style="radial" draw:cx="50%" draw:cy="50%" draw:start-color="#ff3838" draw:end-color="#f10d0c" draw:start-intensity="100%" draw:end-intensity="100%" draw:border="0%"/>
    <draw:gradient draw:name="Gradient_20_511" draw:display-name="Gradient 511" draw:style="radial" draw:cx="50%" draw:cy="50%" draw:start-color="#ff6d6d" draw:end-color="#f10d0c" draw:start-intensity="100%" draw:end-intensity="100%" draw:border="0%"/>
    <draw:gradient draw:name="Gradient_20_512" draw:display-name="Gradient 512" draw:style="radial" draw:cx="50%" draw:cy="50%" draw:start-color="#c9211e" draw:end-color="#f10d0c" draw:start-intensity="100%" draw:end-intensity="100%" draw:border="0%"/>
    <draw:gradient draw:name="Gradient_20_513" draw:display-name="Gradient 513" draw:style="radial" draw:cx="50%" draw:cy="50%" draw:start-color="#c9211e" draw:end-color="#ff6d6d" draw:start-intensity="100%" draw:end-intensity="100%" draw:border="0%"/>
    <draw:gradient draw:name="Gradient_20_514" draw:display-name="Gradient 514" draw:style="linear" draw:start-color="#ff6d6d" draw:end-color="#8d281e" draw:start-intensity="100%" draw:end-intensity="100%" draw:angle="0deg" draw:border="0%"/>
    <draw:gradient draw:name="Gradient_20_515" draw:display-name="Gradient 515" draw:style="linear" draw:start-color="#ffbf00" draw:end-color="#c9211e" draw:start-intensity="100%" draw:end-intensity="100%" draw:angle="0deg" draw:border="0%"/>
    <draw:gradient draw:name="Gradient_20_516" draw:display-name="Gradient 516" draw:style="linear" draw:start-color="#ff3838" draw:end-color="#c9211e" draw:start-intensity="100%" draw:end-intensity="100%" draw:angle="0deg" draw:border="0%"/>
    <draw:gradient draw:name="Gradient_20_517" draw:display-name="Gradient 517" draw:style="linear" draw:start-color="#ff6d6d" draw:end-color="#c9211e" draw:start-intensity="100%" draw:end-intensity="100%" draw:angle="0deg" draw:border="0%"/>
    <draw:gradient draw:name="Gradient_20_518" draw:display-name="Gradient 518" draw:style="linear" draw:start-color="#ff8000" draw:end-color="#c9211e" draw:start-intensity="100%" draw:end-intensity="100%" draw:angle="30deg" draw:border="0%"/>
    <draw:gradient draw:name="Gradient_20_519" draw:display-name="Gradient 519" draw:style="linear" draw:start-color="#ff3838" draw:end-color="#c9211e" draw:start-intensity="100%" draw:end-intensity="100%" draw:angle="30deg" draw:border="0%"/>
    <draw:gradient draw:name="Gradient_20_520" draw:display-name="Gradient 520" draw:style="linear" draw:start-color="#c9211e" draw:end-color="#c9211e" draw:start-intensity="100%" draw:end-intensity="100%" draw:angle="0deg" draw:border="0%"/>
    <draw:gradient draw:name="Gradient_20_521" draw:display-name="Gradient 521" draw:style="linear" draw:start-color="#ff3838" draw:end-color="#8d281e" draw:start-intensity="100%" draw:end-intensity="100%" draw:angle="0deg" draw:border="0%"/>
    <draw:gradient draw:name="Gradient_20_522" draw:display-name="Gradient 522" draw:style="linear" draw:start-color="#ff3838" draw:end-color="#8d281e" draw:start-intensity="100%" draw:end-intensity="100%" draw:angle="30deg" draw:border="0%"/>
    <draw:gradient draw:name="Pastel_20_Bouquet" draw:display-name="Pastel Bouquet" draw:style="linear" draw:start-color="#dde8cb" draw:end-color="#ffd7d7" draw:start-intensity="100%" draw:end-intensity="100%" draw:angle="3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opacity draw:name="Transparency_20_26" draw:display-name="Transparency 26" draw:style="linear" draw:start="100%" draw:end="0%" draw:angle="0deg" draw:border="30%"/>
    <draw:opacity draw:name="Transparency_20_45" draw:display-name="Transparency 45" draw:style="radial" draw:cx="50%" draw:cy="50%" draw:start="100%" draw:end="0%" draw:border="0%"/>
    <draw:opacity draw:name="Transparency_20_46" draw:display-name="Transparency 46" draw:style="axial" draw:start="100%" draw:end="0%" draw:angle="0deg" draw:border="0%"/>
    <draw:opacity draw:name="Transparency_20_47" draw:display-name="Transparency 47" draw:style="linear" draw:start="100%" draw:end="0%" draw:angle="0deg" draw:border="0%"/>
    <draw:opacity draw:name="Transparency_20_48" draw:display-name="Transparency 48" draw:style="ellipsoid" draw:cx="50%" draw:cy="50%" draw:start="100%" draw:end="0%" draw:angle="0deg" draw:border="0%"/>
    <draw:opacity draw:name="Transparency_20_49" draw:display-name="Transparency 49" draw:style="square" draw:cx="50%" draw:cy="50%" draw:start="100%" draw:end="0%" draw:angle="0deg" draw:border="0%"/>
    <draw:opacity draw:name="Transparency_20_50" draw:display-name="Transparency 50" draw:style="rectangular" draw:cx="50%" draw:cy="50%" draw:start="100%" draw:end="0%" draw:angle="0deg" draw:border="0%"/>
    <draw:marker draw:name="Arrow" svg:viewBox="0 0 20 30" svg:d="M10 0l-10 30h20z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.5cm" fo:page-height="1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5-19T15:00:23.620996026</meta:creation-date>
    <dc:date>2023-05-19T20:03:25.360840101</dc:date>
    <meta:editing-duration>PT6M58S</meta:editing-duration>
    <meta:editing-cycles>3</meta:editing-cycles>
    <meta:generator>LibreOffice/7.3.7.2$Linux_X86_64 LibreOffice_project/30$Build-2</meta:generator>
    <meta:document-statistic meta:object-count="22"/>
  </office:meta>
</office:document-meta>
</file>